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office:automatic-styles>
      <style:style style:family="section" style:name="Sect1">
        <style:section-properties style:editable="false">
          <style:columns fo:column-count="1" fo:column-gap="0cm"/>
        </style:section-properties>
      </style:style>
    </office:automatic-styles>
    <style:style style:family="paragraph" style:name="P1" style:parent-style-name="Standard">
      <style:text-properties fo:background-color="#ffffff" fo:color="#2323dc" fo:font-size="11pt" style:font-size-asian="9.60000038146973pt" style:font-size-complex="11pt"/>
    </style:style>
    <style:style style:family="paragraph" style:name="P2" style:parent-style-name="Standard">
      <style:paragraph-properties fo:text-align="center" style:justify-single-word="false"/>
      <style:text-properties fo:background-color="#ffffff" fo:color="#2323dc" fo:font-size="12pt" fo:font-weight="bold" style:font-size-asian="12pt" style:font-size-complex="12pt" style:font-weight-asian="bold" style:font-weight-complex="bold"/>
    </style:style>
    <style:style style:family="text" style:name="T1">
      <style:text-properties style:font-name="Arial"/>
    </style:style>
    <style:style style:family="text" style:name="T2">
      <style:text-properties fo:font-style="italic" style:font-name="Arial" style:font-style-asian="italic" style:font-style-complex="italic"/>
    </style:style>
    <style:style style:family="paragraph" style:name="P1-a1a2e2c" style:parent-style-name="Standard">
      <style:text-properties fo:background-color="#ffffff" fo:color="#2323dc" fo:font-size="11pt" style:font-size-asian="9.60000038146973pt" style:font-size-complex="11pt"/>
    </style:style>
    <style:style style:family="paragraph" style:name="P2-a5e434a" style:parent-style-name="Standard">
      <style:paragraph-properties fo:text-align="center" style:justify-single-word="false"/>
      <style:text-properties fo:background-color="#ffffff" fo:color="#2323dc" fo:font-size="12pt" fo:font-weight="bold" style:font-size-asian="12pt" style:font-size-complex="12pt" style:font-weight-asian="bold" style:font-weight-complex="bold"/>
    </style:style>
    <style:style style:family="text" style:name="T1-a15c7a9">
      <style:text-properties style:font-name="Arial"/>
    </style:style>
    <style:style style:family="text" style:name="T2-aa75b91">
      <style:text-properties fo:font-style="italic" style:font-name="Arial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>This page is test for the append method.</text:p>
      <text:section text:name="Section1-a201cc5" text:style-name="Sect1">
        <text:p text:style-name="P2"><text:span text:style-name="T1">Small Text</text:span></text:p>
        <text:p text:style-name="P1"><text:span text:style-name="T1">This is a small blue text with just a few lines. It could be used for various reasons. It is intended to be a small text without two many features. </text:span></text:p>
        <text:p text:style-name="P1"><text:span text:style-name="T1">The whole text will be in one section with the name </text:span><text:span text:style-name="T2">Section1.</text:span></text:p>
        <text:p text:style-name="P1"><text:span text:style-name="T1"/></text:p>
      </text:section>
      <text:p>Now we will append the previous document once more!</text:p>
      <text:section text:name="Section1-a2056fc" text:style-name="Sect1">
        <text:p text:style-name="P2-a5e434a"><text:span text:style-name="T1-a15c7a9">Small Text</text:span></text:p>
        <text:p text:style-name="P1-a1a2e2c"><text:span text:style-name="T1-a15c7a9">This is a small blue text with just a few lines. It could be used for various reasons. It is intended to be a small text without two many features. </text:span></text:p>
        <text:p text:style-name="P1-a1a2e2c"><text:span text:style-name="T1-a15c7a9">The whole text will be in one section with the name </text:span><text:span text:style-name="T2-aa75b91">Section1.</text:span></text:p>
        <text:p text:style-name="P1-a1a2e2c"><text:span text:style-name="T1-a15c7a9"/></text:p>
      </text:section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font-size="12pt" style:font-size-asian="12pt" style:font-size-complex="12pt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font-size="12pt" style:font-name="Times New Roman" style:font-name-asian="Lucida Sans Unicode" style:font-name-complex="Tahoma" style:font-size-asian="12pt" style:font-size-complex="12p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generator>ODFDOM/0.8.7</meta:generator>
    <meta:initial-creator>nakoss</meta:initial-creator>
    <meta:creation-date>2013-05-10T14:50:49</meta:creation-date>
    <meta:editing-cycles>1</meta:editing-cycles>
    <dc:language>el</dc:language>
    <dc:creator>nakoss</dc:creator>
    <dc:date>2013-05-10T14:50:50</dc:date>
    <meta:editing-duration>PT0.407S</meta:editing-duration>
  </office:meta>
</office:document-meta>
</file>